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ublico" svg:font-family="Publico, cv, icons, serif"/>
    <style:font-face style:name="serif" svg:font-family="serif"/>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officeooo:rsid="002cfd08" officeooo:paragraph-rsid="00303da1"/>
    </style:style>
    <style:style style:name="P43" style:family="paragraph" style:parent-style-name="Standard">
      <style:text-properties officeooo:paragraph-rsid="002ea49b"/>
    </style:style>
    <style:style style:name="P44" style:family="paragraph" style:parent-style-name="Standard">
      <style:text-properties officeooo:rsid="003a1f05" officeooo:paragraph-rsid="003a1f05"/>
    </style:style>
    <style:style style:name="P45" style:family="paragraph" style:parent-style-name="Standard">
      <style:text-properties officeooo:paragraph-rsid="003c8c49"/>
    </style:style>
    <style:style style:name="P46" style:family="paragraph" style:parent-style-name="Standard">
      <style:text-properties officeooo:paragraph-rsid="0041651f"/>
    </style:style>
    <style:style style:name="P47" style:family="paragraph" style:parent-style-name="Standard">
      <style:text-properties officeooo:rsid="004502dd" officeooo:paragraph-rsid="004502dd"/>
    </style:style>
    <style:style style:name="P48" style:family="paragraph" style:parent-style-name="Standard">
      <style:text-properties officeooo:rsid="00496c81" officeooo:paragraph-rsid="00496c81"/>
    </style:style>
    <style:style style:name="P49" style:family="paragraph" style:parent-style-name="Standard">
      <style:text-properties officeooo:rsid="004b5ac2" officeooo:paragraph-rsid="004bb7e2"/>
    </style:style>
    <style:style style:name="P50" style:family="paragraph" style:parent-style-name="Standard">
      <style:text-properties officeooo:rsid="004c265e" officeooo:paragraph-rsid="004c265e"/>
    </style:style>
    <style:style style:name="P51" style:family="paragraph" style:parent-style-name="Standard">
      <style:text-properties officeooo:rsid="004c265e" officeooo:paragraph-rsid="004fb4c4"/>
    </style:style>
    <style:style style:name="P52" style:family="paragraph" style:parent-style-name="Standard">
      <style:text-properties officeooo:rsid="004c265e" officeooo:paragraph-rsid="0055e392"/>
    </style:style>
    <style:style style:name="P53" style:family="paragraph" style:parent-style-name="Standard">
      <style:text-properties officeooo:paragraph-rsid="00513632"/>
    </style:style>
    <style:style style:name="P54" style:family="paragraph" style:parent-style-name="Standard">
      <style:text-properties officeooo:paragraph-rsid="0054e4d1"/>
    </style:style>
    <style:style style:name="P55" style:family="paragraph" style:parent-style-name="Standard">
      <style:text-properties officeooo:paragraph-rsid="0055e392"/>
    </style:style>
    <style:style style:name="P56" style:family="paragraph" style:parent-style-name="Standard">
      <style:text-properties officeooo:rsid="0056f644" officeooo:paragraph-rsid="0056f644"/>
    </style:style>
    <style:style style:name="P57" style:family="paragraph" style:parent-style-name="Standard">
      <style:text-properties officeooo:rsid="00577f36" officeooo:paragraph-rsid="00577f36"/>
    </style:style>
    <style:style style:name="P58" style:family="paragraph" style:parent-style-name="Standard">
      <style:text-properties officeooo:rsid="0059234e" officeooo:paragraph-rsid="0059234e"/>
    </style:style>
    <style:style style:name="P59" style:family="paragraph" style:parent-style-name="Standard">
      <style:text-properties officeooo:paragraph-rsid="005e3932"/>
    </style:style>
    <style:style style:name="P60" style:family="paragraph" style:parent-style-name="Standard">
      <style:text-properties officeooo:paragraph-rsid="0065f3d7"/>
    </style:style>
    <style:style style:name="P61" style:family="paragraph" style:parent-style-name="Standard">
      <style:text-properties officeooo:paragraph-rsid="006abdc5"/>
    </style:style>
    <style:style style:name="P62" style:family="paragraph" style:parent-style-name="Standard">
      <style:text-properties officeooo:paragraph-rsid="006ec529"/>
    </style:style>
    <style:style style:name="P63" style:family="paragraph" style:parent-style-name="Standard">
      <style:text-properties officeooo:paragraph-rsid="0075f07c"/>
    </style:style>
    <style:style style:name="P64" style:family="paragraph" style:parent-style-name="Standard">
      <style:text-properties officeooo:paragraph-rsid="007ea298"/>
    </style:style>
    <style:style style:name="P65" style:family="paragraph" style:parent-style-name="Standard">
      <style:text-properties officeooo:paragraph-rsid="0078c24a"/>
    </style:style>
    <style:style style:name="P66" style:family="paragraph" style:parent-style-name="Standard">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67" style:family="paragraph" style:parent-style-name="Standard">
      <style:text-properties fo:font-size="12pt" officeooo:rsid="006fd1c8" officeooo:paragraph-rsid="006fd1c8" style:font-size-asian="12pt" style:font-size-complex="12pt"/>
    </style:style>
    <style:style style:name="P68" style:family="paragraph" style:parent-style-name="Standard">
      <style:text-properties fo:font-size="12pt" officeooo:rsid="00777a4b" officeooo:paragraph-rsid="0075f07c" style:font-size-asian="12pt" style:font-size-complex="12pt"/>
    </style:style>
    <style:style style:name="P69" style:family="paragraph" style:parent-style-name="Standard">
      <style:text-properties fo:font-size="12pt" officeooo:rsid="008b4800" officeooo:paragraph-rsid="008b4800" style:font-size-asian="12pt" style:font-size-complex="12pt"/>
    </style:style>
    <style:style style:name="P70" style:family="paragraph" style:parent-style-name="Standard">
      <style:text-properties officeooo:paragraph-rsid="008ce6e6"/>
    </style:style>
    <style:style style:name="P71" style:family="paragraph" style:parent-style-name="Standard">
      <style:text-properties officeooo:rsid="008ce6e6" officeooo:paragraph-rsid="008ce6e6"/>
    </style:style>
    <style:style style:name="P72" style:family="paragraph" style:parent-style-name="Standard">
      <style:text-properties officeooo:rsid="008ce6e6" officeooo:paragraph-rsid="008d263f"/>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loext:opacity="100%" style:font-name="Publico" fo:letter-spacing="normal" fo:font-style="normal" fo:font-weight="normal"/>
    </style:style>
    <style:style style:name="T5" style:family="text">
      <style:text-properties fo:font-variant="normal" fo:text-transform="none" fo:color="#333333" loext:opacity="100%" style:font-name="Publico" fo:font-size="12pt" fo:letter-spacing="normal" fo:font-style="normal" fo:font-weight="normal" style:font-size-asian="12pt" style:font-size-complex="12pt"/>
    </style:style>
    <style:style style:name="T6" style:family="text">
      <style:text-properties fo:font-variant="normal" fo:text-transform="none" fo:color="#333333" loext:opacity="100%"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12pt" fo:letter-spacing="normal" style:font-size-asian="12pt" style:font-size-complex="12pt"/>
    </style:style>
    <style:style style:name="T12" style:family="text">
      <style:text-properties fo:font-variant="normal" fo:text-transform="none" fo:color="#333333" loext:opacity="100%" fo:font-size="12pt" fo:letter-spacing="normal" officeooo:rsid="002cfd08"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style:font-name="serif" fo:font-size="12pt" officeooo:rsid="003c8c49" style:font-size-asian="12pt" style:font-size-complex="12pt"/>
    </style:style>
    <style:style style:name="T71" style:family="text">
      <style:text-properties style:font-name="serif" fo:font-size="12.75pt" officeooo:rsid="003c8c49" style:font-size-asian="12pt" style:font-size-complex="12pt"/>
    </style:style>
    <style:style style:name="T72" style:family="text">
      <style:text-properties officeooo:rsid="0065fd6f"/>
    </style:style>
    <style:style style:name="T73" style:family="text">
      <style:text-properties officeooo:rsid="006f8e30"/>
    </style:style>
    <style:style style:name="T74" style:family="text">
      <style:text-properties fo:color="#000000" loext:opacity="100%" style:font-name="Liberation Serif"/>
    </style:style>
    <style:style style:name="T75" style:family="text">
      <style:text-properties fo:color="#000000" loext:opacity="100%" style:font-name="Liberation Serif" fo:font-size="12pt" fo:font-style="normal" fo:font-weight="normal" officeooo:rsid="00777a4b" style:font-size-asian="12pt" style:font-style-asian="normal" style:font-weight-asian="normal" style:font-size-complex="12pt"/>
    </style:style>
    <style:style style:name="T76" style:family="text">
      <style:text-properties fo:color="#000000" loext:opacity="100%" style:font-name="Liberation Serif" fo:font-size="12pt" fo:font-style="normal" fo:font-weight="normal" officeooo:rsid="00777a4b" style:font-size-asian="12pt" style:font-style-asian="normal" style:font-weight-asian="normal" style:font-size-complex="12pt"/>
    </style:style>
    <style:style style:name="T77" style:family="text">
      <style:text-properties fo:color="#000000" loext:opacity="100%" style:font-name="Liberation Serif" fo:font-size="12pt" fo:font-style="normal" fo:font-weight="normal" officeooo:rsid="008b4800" style:font-size-asian="12pt" style:font-style-asian="normal" style:font-weight-asian="normal" style:font-size-complex="12pt"/>
    </style:style>
    <style:style style:name="T78" style:family="text">
      <style:text-properties fo:color="#000000" loext:opacity="100%" style:font-name="Liberation Serif" fo:font-size="12pt" fo:font-style="normal" fo:font-weight="normal" officeooo:rsid="008ce6e6" style:font-size-asian="12pt" style:font-style-asian="normal" style:font-weight-asian="normal" style:font-size-complex="12pt"/>
    </style:style>
    <style:style style:name="T79"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80" style:family="text">
      <style:text-properties fo:color="#000000" loext:opacity="100%" style:font-name="Liberation Serif" fo:font-size="12pt" fo:font-style="normal" fo:font-weight="normal" officeooo:rsid="008d263f" style:font-size-asian="12pt" style:font-style-asian="normal" style:font-weight-asian="normal" style:font-size-complex="12pt"/>
    </style:style>
    <style:style style:name="T81" style:family="text">
      <style:text-properties fo:color="#000000" loext:opacity="100%" style:font-name="Liberation Serif" fo:font-size="12pt" fo:font-style="normal" fo:font-weight="normal" officeooo:rsid="006abdc5" style:font-size-asian="12pt" style:font-style-asian="normal" style:font-weight-asian="normal" style:font-size-complex="12pt"/>
    </style:style>
    <style:style style:name="T82" style:family="text">
      <style:text-properties fo:color="#000000" loext:opacity="100%" style:font-name="Liberation Serif" fo:font-size="12pt" officeooo:rsid="00777a4b" style:font-size-asian="12pt" style:font-size-complex="12pt"/>
    </style:style>
    <style:style style:name="T83" style:family="text">
      <style:text-properties officeooo:rsid="0083cbb2"/>
    </style:style>
    <style:style style:name="T84" style:family="text">
      <style:text-properties officeooo:rsid="00877541"/>
    </style:style>
    <style:style style:name="T85" style:family="text">
      <style:text-properties officeooo:rsid="008883fb"/>
    </style:style>
    <style:style style:name="T86" style:family="text">
      <style:text-properties fo:font-style="normal" fo:font-weight="normal" officeooo:rsid="008b4800"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66">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2"/>
      <text:p text:style-name="P43"><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text:span><text:soft-page-break/><text:span text:style-name="T5">Anwendungsfall stark ankommt. Ist das Produkt eine Webseite, die ständig weiterentwickelt wird, dann ist es viel wichtiger, 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4"><text:span text:style-name="T17">Tempor</text:span><text:span text:style-name="T18">äre Objekte</text:span></text:p>
      <text:p text:style-name="P45"><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1">In concept (though not always in practice), rvalues correspond to</text:span><text:span text:style-name="T70"> </text:span><text:span text:style-name="T71">temporary objects returned from functions, while lvalues correspond to objects you</text:span><text:span text:style-name="T70"> </text:span><text:span text:style-name="T71">can refer to, either by name or by following a pointer or lvalue reference.</text:span><text:span text:style-name="T70"> </text:span><text:span text:style-name="T71">A useful heuristic to determine whether an expression is an lvalue is to ask if you can</text:span><text:span text:style-name="T70"> </text:span><text:span text:style-name="T71">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46"><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47"><text:span text:style-name="T25">R</text:span><text:span text:style-name="T17">untime type Identificat</text:span><text:span text:style-name="T26">ion</text:span></text:p>
      <text:p text:style-name="P48"><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49"><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0"><text:span text:style-name="T28">S</text:span><text:span text:style-name="T17">peicher Management </text:span></text:p>
      <text:p text:style-name="P16"/>
      <text:p text:style-name="P16">Einleitung </text:p>
      <text:p text:style-name="P51"><text:span text:style-name="T17">Der Speicher ist ganz klar die wichtigste Komponente beim schreiben von einem Programm, denn ohne den Speicher geht nichts. </text:span><text:span text:style-name="T29">Da diese Komponente so enorm wichtig ist, muss auch besonders </text:span><text:soft-page-break/><text:span text:style-name="T29">darauf acht gegeben werden. Vor allem wenn es um die Performance eines Programms geht, kann beim Speicher Management viel herausgeholt werden. In C++ ist dem Programmierer die Möglichkeit gegeben, zwischen dem „Stack“ und dem „Heap“ zu Entscheiden, wo dieser seine Objekte speichert. </text:span></text:p>
      <text:p text:style-name="P17"/>
      <text:p text:style-name="P57"><text:span text:style-name="T29">S</text:span><text:span text:style-name="T17">tack </text:span></text:p>
      <text:p text:style-name="P51"><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57"><text:span text:style-name="T32">H</text:span><text:span text:style-name="T17">eap</text:span></text:p>
      <text:p text:style-name="P53"><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2"><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56"><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4"><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55"><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55"><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58"><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0"><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text:span><text:soft-page-break/><text:span text:style-name="T48">auch auf dem Heap gespeichert und dessen Felder auf den Wert 2 gesetzt. </text:span><text:span text:style-name="T49">Dabei wurde die Compi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72">Dadurch wurde der Komplette Code für die Stack Implementierung verworfen und die gemessene Zeit resultierte in 0 Millisekunden.</text:span></text:p>
      <text:p text:style-name="P29"><text:s/></text:p>
      <text:p text:style-name="P25">„New“ Operator Überschreiben</text:p>
      <text:p text:style-name="P59"><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59"><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1"><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2"><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73">und das Programm nicht abstürzt wenn beide Objekte gelöscht werden. </text:span></text:p>
      <text:p text:style-name="P32"/>
      <text:p text:style-name="P67">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3"><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74">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65"><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4"><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84">Wie zu sehen ist, sind die zwei Variablen in einem „union“ gespeichert um das „zero overhead prinzip“ nicht zu verletzen. </text:span>Die Idee dahinter ist es, <text:span text:style-name="T83">die „Exception“ nicht mehr zu werfen, sondern </text:span><text:soft-page-break/><text:span text:style-name="T83">die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85">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69">Strings </text:p>
      <text:p text:style-name="P70"><text:span text:style-name="T75">Heutzutage ist es schon fast undenkbar und unmöglich ein Programm ohne </text:span><text:span text:style-name="T75">\emph</text:span><text:span text:style-name="T75">{Strings} zu</text:span><text:span text:style-name="T82"><text:line-break/></text:span><text:span text:style-name="T75">schreiben. Sie sind ein fester </text:span><text:span text:style-name="T78">Bestandteil</text:span><text:span text:style-name="T75">, bei so gut wie jeder höheren Programmiersprache,</text:span><text:span text:style-name="T82"><text:line-break/></text:span><text:span text:style-name="T75">geworden. Viele Programmierer sehen diese deswegen als etwas sehr </text:span><text:span text:style-name="T77">leichtgewichtiges. Dies kommt daher, dass Strings genauso behandelt werden wie primitive Datentypen wie „int“ oder „char“. </text:span><text:span text:style-name="T80">J</text:span><text:span text:style-name="T77">edoch </text:span><text:span text:style-name="T80">wäre es Fatal anzunehmen, dass Operationen mit „Strings“ genauso effizient geschehen, wie bei den primitiven Datentypen.</text:span><text:span text:style-name="T77"> </text:span><text:span text:style-name="T80">Dies zeigt auch das folgende Zitat</text:span><text:span text:style-name="T77">: „</text:span><text:span text:style-name="T86">Strings are simple in concept, but quite subtle to implement efficiently. The particular combination of features in std::string interact in ways that make an efficient implementation almost impossible</text:span><text:span text:style-name="T77">“ </text:span><text:span text:style-name="T78">[Opitimize C++].</text:span></text:p>
      <text:p text:style-name="P70"><text:span text:style-name="T78"/></text:p>
      <text:p text:style-name="P71"><text:span text:style-name="T78">P</text:span><text:span text:style-name="T79">robleme mit Strings</text:span></text:p>
      <text:p text:style-name="P71"><text:span text:style-name="T79">Die zwei großen Probleme die „Strings“ mit sich ziehen sind folgende: </text:span></text:p>
      <text:p text:style-name="P71"><text:span text:style-name="T79"/></text:p>
      <text:p text:style-name="P71"><text:span text:style-name="T79">1. „Strings“ werden auf dem „Heap“ gespeichert, was, wie im Kapitel „Speicher Management“ </text:span><text:span text:style-name="T80">gezeigt</text:span><text:span text:style-name="T79"> ein sehr Teurer Prozess ist.</text:span></text:p>
      <text:p text:style-name="P72"><text:span text:style-name="T79">2. </text:span><text:span text:style-name="T80">Dadurch dass „Strings“ wie primitive Datentypen behandelt werden, verursachen „Strings“ viele Kopiervorgänge, was, wie im Kapitel „</text:span><text:span text:style-name="T81">Kopieren von Objekten</text:span><text:span text:style-name="T80">“ sehr suboptimal ist. </text:span></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ublico" svg:font-family="Publico, cv, icons, serif"/>
    <style:font-face style:name="serif" svg:font-family="serif"/>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5T14:00:22.352000000</meta:creation-date>
    <dc:date>2021-09-09T15:06:32.213000000</dc:date>
    <meta:editing-duration>PT10H29M30S</meta:editing-duration>
    <meta:editing-cycles>28</meta:editing-cycles>
    <meta:generator>LibreOffice/7.0.1.2$Windows_X86_64 LibreOffice_project/7cbcfc562f6eb6708b5ff7d7397325de9e764452</meta:generator>
    <meta:document-statistic meta:table-count="0" meta:image-count="0" meta:object-count="0" meta:page-count="6" meta:paragraph-count="65" meta:word-count="2973" meta:character-count="20732" meta:non-whitespace-character-count="17785"/>
  </office:meta>
</office:document-meta>
</file>